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85fd7" officeooo:paragraph-rsid="00085fd7"/>
    </style:style>
    <style:style style:name="P2" style:family="paragraph" style:parent-style-name="Standard">
      <style:text-properties officeooo:rsid="0008afd8" officeooo:paragraph-rsid="0008afd8"/>
    </style:style>
    <style:style style:name="P3" style:family="paragraph" style:parent-style-name="Standard">
      <style:text-properties officeooo:rsid="000b06ff" officeooo:paragraph-rsid="000b06ff"/>
    </style:style>
    <style:style style:name="P4" style:family="paragraph" style:parent-style-name="Standard">
      <style:text-properties officeooo:rsid="000bc594" officeooo:paragraph-rsid="000bc594"/>
    </style:style>
    <style:style style:name="P5" style:family="paragraph" style:parent-style-name="Standard">
      <style:text-properties officeooo:rsid="000bc594" officeooo:paragraph-rsid="000cf041"/>
    </style:style>
    <style:style style:name="P6" style:family="paragraph" style:parent-style-name="Standard">
      <style:text-properties officeooo:rsid="000cf041" officeooo:paragraph-rsid="000cf041"/>
    </style:style>
    <style:style style:name="P7" style:family="paragraph" style:parent-style-name="Standard">
      <style:text-properties officeooo:rsid="000e08cc" officeooo:paragraph-rsid="000e08cc"/>
    </style:style>
    <style:style style:name="P8" style:family="paragraph" style:parent-style-name="Standard">
      <style:text-properties officeooo:rsid="000f094c" officeooo:paragraph-rsid="000f094c"/>
    </style:style>
    <style:style style:name="P9" style:family="paragraph" style:parent-style-name="Standard">
      <style:text-properties officeooo:rsid="001468cf" officeooo:paragraph-rsid="001468cf"/>
    </style:style>
    <style:style style:name="P10" style:family="paragraph" style:parent-style-name="Standard">
      <style:text-properties officeooo:rsid="00147d49" officeooo:paragraph-rsid="00157625"/>
    </style:style>
    <style:style style:name="P11" style:family="paragraph" style:parent-style-name="Standard">
      <style:text-properties officeooo:rsid="00157625" officeooo:paragraph-rsid="00157625"/>
    </style:style>
    <style:style style:name="P12" style:family="paragraph" style:parent-style-name="Standard">
      <style:text-properties officeooo:rsid="00170dc1" officeooo:paragraph-rsid="00170dc1"/>
    </style:style>
    <style:style style:name="P13" style:family="paragraph" style:parent-style-name="Standard">
      <style:paragraph-properties fo:break-before="page"/>
      <style:text-properties officeooo:rsid="00085fd7" officeooo:paragraph-rsid="00085fd7"/>
    </style:style>
    <style:style style:name="P14" style:family="paragraph" style:parent-style-name="Text_20_body">
      <style:text-properties officeooo:rsid="000a80e8" officeooo:paragraph-rsid="000a80e8"/>
    </style:style>
    <style:style style:name="P15" style:family="paragraph" style:parent-style-name="Contents_20_1">
      <style:paragraph-properties>
        <style:tab-stops>
          <style:tab-stop style:position="6.6929in" style:type="right" style:leader-style="dotted" style:leader-text="."/>
        </style:tab-stops>
      </style:paragraph-properties>
    </style:style>
    <style:style style:name="P16" style:family="paragraph" style:parent-style-name="Title">
      <style:text-properties officeooo:rsid="00085fd7" officeooo:paragraph-rsid="000e08cc"/>
    </style:style>
    <style:style style:name="P17" style:family="paragraph" style:parent-style-name="Title">
      <style:text-properties officeooo:rsid="000e08cc" officeooo:paragraph-rsid="000e08cc"/>
    </style:style>
    <style:style style:name="P18" style:family="paragraph" style:parent-style-name="Contents_20_2">
      <style:paragraph-properties>
        <style:tab-stops>
          <style:tab-stop style:position="6.4965in" style:type="right" style:leader-style="dotted" style:leader-text="."/>
        </style:tab-stops>
      </style:paragraph-properties>
    </style:style>
    <style:style style:name="P19" style:family="paragraph" style:parent-style-name="Table_20_Contents">
      <style:text-properties officeooo:rsid="001468cf" officeooo:paragraph-rsid="001468cf"/>
    </style:style>
    <style:style style:name="P20" style:family="paragraph" style:parent-style-name="Table_20_Contents">
      <style:text-properties officeooo:rsid="001468cf" officeooo:paragraph-rsid="00147d49"/>
    </style:style>
    <style:style style:name="P21" style:family="paragraph" style:parent-style-name="Table_20_Contents">
      <style:text-properties fo:font-weight="bold" officeooo:rsid="001468cf" officeooo:paragraph-rsid="001468cf" style:font-weight-asian="bold" style:font-weight-complex="bold"/>
    </style:style>
    <style:style style:name="P22" style:family="paragraph" style:parent-style-name="Table_20_Contents">
      <style:text-properties officeooo:rsid="00157625" officeooo:paragraph-rsid="00157625"/>
    </style:style>
    <style:style style:name="P23" style:family="paragraph" style:parent-style-name="Standard">
      <style:text-properties officeooo:rsid="00157625" officeooo:paragraph-rsid="00157625"/>
    </style:style>
    <style:style style:name="P24" style:family="paragraph" style:parent-style-name="Standard">
      <style:text-properties officeooo:rsid="00170dc1" officeooo:paragraph-rsid="00170dc1"/>
    </style:style>
    <style:style style:name="P25" style:family="paragraph" style:parent-style-name="Standard">
      <style:text-properties officeooo:rsid="0021a866" officeooo:paragraph-rsid="0021a866"/>
    </style:style>
    <style:style style:name="P26" style:family="paragraph" style:parent-style-name="Standard">
      <style:text-properties officeooo:rsid="000e08cc" officeooo:paragraph-rsid="000e08cc"/>
    </style:style>
    <style:style style:name="P27" style:family="paragraph" style:parent-style-name="Standard">
      <style:text-properties officeooo:rsid="0025b5a2" officeooo:paragraph-rsid="0025b5a2"/>
    </style:style>
    <style:style style:name="P28" style:family="paragraph" style:parent-style-name="Heading_20_1">
      <style:paragraph-properties fo:break-before="page"/>
    </style:style>
    <style:style style:name="T1" style:family="text">
      <style:text-properties officeooo:rsid="000bc594"/>
    </style:style>
    <style:style style:name="T2" style:family="text">
      <style:text-properties officeooo:rsid="000e08cc"/>
    </style:style>
    <style:style style:name="T3" style:family="text">
      <style:text-properties officeooo:rsid="0013a840"/>
    </style:style>
    <style:style style:name="T4" style:family="text">
      <style:text-properties officeooo:rsid="00147d49"/>
    </style:style>
    <style:style style:name="T5" style:family="text">
      <style:text-properties officeooo:rsid="00157625"/>
    </style:style>
    <style:style style:name="T6" style:family="text">
      <style:text-properties fo:font-weight="bold" style:font-weight-asian="bold" style:font-weight-complex="bold"/>
    </style:style>
    <style:style style:name="T7" style:family="text">
      <style:text-properties officeooo:rsid="00159e93"/>
    </style:style>
    <style:style style:name="T8" style:family="text">
      <style:text-properties officeooo:rsid="0019e582"/>
    </style:style>
    <style:style style:name="T9" style:family="text">
      <style:text-properties officeooo:rsid="001a6f01"/>
    </style:style>
    <style:style style:name="T10" style:family="text">
      <style:text-properties officeooo:rsid="0022687a"/>
    </style:style>
    <style:style style:name="T11" style:family="text">
      <style:text-properties officeooo:rsid="0027829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6"/>
      <text:p text:style-name="P16"/>
      <text:p text:style-name="P16"/>
      <text:p text:style-name="P16">Geolocation Sniffing </text:p>
      <text:p text:style-name="P17">aus Datenschutzsicht</text:p>
      <text:p text:style-name="Text_20_body"/>
      <text:h text:style-name="P28" text:outline-level="1"><text:bookmark-start text:name="__RefHeading___Toc108_558926093"/>Abstract<text:bookmark-end text:name="__RefHeading___Toc108_558926093"/></text:h>
      <text:p text:style-name="P1"/>
      <text:p text:style-name="P7">Lorem ipsum</text:p>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5"><text:a xlink:type="simple" xlink:href="#__RefHeading___Toc108_558926093" text:style-name="Index_20_Link" text:visited-style-name="Index_20_Link">Abstract<text:tab/>2</text:a></text:p>
          <text:p text:style-name="P15"><text:a xlink:type="simple" xlink:href="#__RefHeading___Toc105_558926093" text:style-name="Index_20_Link" text:visited-style-name="Index_20_Link">Einleitung<text:tab/>4</text:a></text:p>
          <text:p text:style-name="P18"><text:a xlink:type="simple" xlink:href="#__RefHeading___Toc110_558926093" text:style-name="Index_20_Link" text:visited-style-name="Index_20_Link">Passagierbewegungen an Flughäfen<text:tab/>4</text:a></text:p>
          <text:p text:style-name="P18"><text:a xlink:type="simple" xlink:href="#__RefHeading___Toc112_558926093" text:style-name="Index_20_Link" text:visited-style-name="Index_20_Link">Kundenüberwachung in Supermärkten<text:tab/>4</text:a></text:p>
          <text:p text:style-name="P18"><text:a xlink:type="simple" xlink:href="#__RefHeading___Toc114_558926093" text:style-name="Index_20_Link" text:visited-style-name="Index_20_Link">Passanten-Tracking im öffentlichen Raum<text:tab/>4</text:a></text:p>
          <text:p text:style-name="P15"><text:a xlink:type="simple" xlink:href="#__RefHeading___Toc116_558926093" text:style-name="Index_20_Link" text:visited-style-name="Index_20_Link">Tracking-Mechanismen eines Smartphones<text:tab/>5</text:a></text:p>
          <text:p text:style-name="P18"><text:a xlink:type="simple" xlink:href="#__RefHeading___Toc118_558926093" text:style-name="Index_20_Link" text:visited-style-name="Index_20_Link">GPS<text:tab/>5</text:a></text:p>
          <text:p text:style-name="P18"><text:a xlink:type="simple" xlink:href="#__RefHeading___Toc120_558926093" text:style-name="Index_20_Link" text:visited-style-name="Index_20_Link">WLAN<text:tab/>5</text:a></text:p>
          <text:p text:style-name="P18"><text:a xlink:type="simple" xlink:href="#__RefHeading___Toc122_558926093" text:style-name="Index_20_Link" text:visited-style-name="Index_20_Link">GSM<text:tab/>5</text:a></text:p>
          <text:p text:style-name="P18"><text:a xlink:type="simple" xlink:href="#__RefHeading___Toc124_558926093" text:style-name="Index_20_Link" text:visited-style-name="Index_20_Link">Beacons (Bluetooth)<text:tab/>5</text:a></text:p>
          <text:p text:style-name="P15"><text:a xlink:type="simple" xlink:href="#__RefHeading___Toc126_558926093" text:style-name="Index_20_Link" text:visited-style-name="Index_20_Link">Gewonnene Persönliche Daten<text:tab/>6</text:a></text:p>
          <text:p text:style-name="P18"><text:a xlink:type="simple" xlink:href="#__RefHeading___Toc128_558926093" text:style-name="Index_20_Link" text:visited-style-name="Index_20_Link">Technische Daten<text:tab/>6</text:a></text:p>
          <text:p text:style-name="P18"><text:a xlink:type="simple" xlink:href="#__RefHeading___Toc130_558926093" text:style-name="Index_20_Link" text:visited-style-name="Index_20_Link">Persönliche Daten<text:tab/>6</text:a></text:p>
          <text:p text:style-name="P15"><text:a xlink:type="simple" xlink:href="#__RefHeading___Toc132_558926093" text:style-name="Index_20_Link" text:visited-style-name="Index_20_Link">Gesellschaftliche Auswirkungen<text:tab/>7</text:a></text:p>
          <text:p text:style-name="P18"><text:a xlink:type="simple" xlink:href="#__RefHeading___Toc134_558926093" text:style-name="Index_20_Link" text:visited-style-name="Index_20_Link">Einfluss auf die Gesellschaft und das Verhalten überwachter Personen<text:tab/>7</text:a></text:p>
          <text:p text:style-name="P18"><text:a xlink:type="simple" xlink:href="#__RefHeading___Toc136_558926093" text:style-name="Index_20_Link" text:visited-style-name="Index_20_Link">Verhalten der Überwacher<text:tab/>7</text:a></text:p>
          <text:p text:style-name="P18"><text:a xlink:type="simple" xlink:href="#__RefHeading___Toc138_558926093" text:style-name="Index_20_Link" text:visited-style-name="Index_20_Link">Reaktion der Politik<text:tab/>7</text:a></text:p>
          <text:p text:style-name="P15"><text:a xlink:type="simple" xlink:href="#__RefHeading___Toc140_558926093" text:style-name="Index_20_Link" text:visited-style-name="Index_20_Link">Rechtliche Grundlage unterschiedlicher Staaten<text:tab/>8</text:a></text:p>
          <text:p text:style-name="P18"><text:a xlink:type="simple" xlink:href="#__RefHeading___Toc142_558926093" text:style-name="Index_20_Link" text:visited-style-name="Index_20_Link">England<text:tab/>8</text:a></text:p>
          <text:p text:style-name="P18"><text:a xlink:type="simple" xlink:href="#__RefHeading___Toc144_558926093" text:style-name="Index_20_Link" text:visited-style-name="Index_20_Link">Finnland<text:tab/>8</text:a></text:p>
          <text:p text:style-name="P18"><text:a xlink:type="simple" xlink:href="#__RefHeading___Toc146_558926093" text:style-name="Index_20_Link" text:visited-style-name="Index_20_Link">Deutschland<text:tab/>8</text:a></text:p>
          <text:p text:style-name="P15"><text:a xlink:type="simple" xlink:href="#__RefHeading___Toc148_558926093" text:style-name="Index_20_Link" text:visited-style-name="Index_20_Link">Fazit<text:tab/>9</text:a></text:p>
        </text:index-body>
      </text:table-of-content>
      <text:p text:style-name="P1"/>
      <text:h text:style-name="P28" text:outline-level="1"><text:bookmark-start text:name="__RefHeading___Toc105_558926093"/>Einleitung<text:bookmark-end text:name="__RefHeading___Toc105_558926093"/></text:h>
      <text:p text:style-name="P1"/>
      <text:p text:style-name="P6">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2">wie die </text:span>drei <text:span text:style-name="T2">folgenden</text:span>, in den Medien bekannt gewordenen Beispiele, zeig<text:span text:style-name="T2">en</text:span>.</text:p>
      <text:p text:style-name="P4"/>
      <text:h text:style-name="Heading_20_2" text:outline-level="2"><text:bookmark-start text:name="__RefHeading___Toc110_558926093"/>Passagierbewegungen an Flughäfen<text:bookmark-end text:name="__RefHeading___Toc110_558926093"/></text:h>
      <text:p text:style-name="P4"/>
      <text:p text:style-name="P7">Lorem ipsum</text:p>
      <text:p text:style-name="P7"/>
      <text:p text:style-name="P7"/>
      <text:h text:style-name="Heading_20_2" text:outline-level="2"><text:bookmark-start text:name="__RefHeading___Toc112_558926093"/>Kundenüberwachung in Supermärkten<text:bookmark-end text:name="__RefHeading___Toc112_558926093"/></text:h>
      <text:p text:style-name="P5"/>
      <text:p text:style-name="P7">Lorem ipsum</text:p>
      <text:p text:style-name="P7"/>
      <text:p text:style-name="P7"/>
      <text:h text:style-name="Heading_20_2" text:outline-level="2"><text:bookmark-start text:name="__RefHeading___Toc114_558926093"/>Passanten-Tracking im öffentlichen Raum<text:bookmark-end text:name="__RefHeading___Toc114_558926093"/></text:h>
      <text:p text:style-name="Standard"/>
      <text:p text:style-name="P7">Lorem ipsum</text:p>
      <text:p text:style-name="P7"/>
      <text:p text:style-name="P7"/>
      <text:h text:style-name="P28" text:outline-level="1"><text:bookmark-start text:name="__RefHeading___Toc116_558926093"/>Tracking-<text:span text:style-name="T1">M</text:span>ech<text:span text:style-name="T1">a</text:span>nismen eines Smar<text:span text:style-name="T1">t</text:span>phones<text:bookmark-end text:name="__RefHeading___Toc116_558926093"/></text:h>
      <text:p text:style-name="P1"/>
      <text:h text:style-name="Heading_20_2" text:outline-level="2"><text:bookmark-start text:name="__RefHeading___Toc118_558926093"/>GPS<text:bookmark-end text:name="__RefHeading___Toc118_558926093"/></text:h>
      <text:p text:style-name="P4"/>
      <text:p text:style-name="P7">Lorem ipsum</text:p>
      <text:p text:style-name="P7"/>
      <text:p text:style-name="P7"/>
      <text:h text:style-name="Heading_20_2" text:outline-level="2"><text:bookmark-start text:name="__RefHeading___Toc120_558926093"/>WLAN<text:bookmark-end text:name="__RefHeading___Toc120_558926093"/></text:h>
      <text:p text:style-name="P4"/>
      <text:p text:style-name="P8">Die meisten Smartphones sind mit einer Wlan-Schnittstelle ausgestattet und können sich damit kabellos mit <text:s/>Netzwerken, und dadurch mit dem Internet verbinden. <text:span text:style-name="T3">Die Verbindung zum Netzwerk wird dabei über einen AP (Access Point) hergestellt, der eine Verbindung zum Netzwerk vermittelt.</text:span></text:p>
      <text:p text:style-name="P8"/>
      <text:p text:style-name="P9">Im folgenden gehen wir auf den Ablauf des Geschehens in der „Sicherungssschicht“ es OSI-Modells <text:span text:style-name="T4">ein</text:span>:</text:p>
      <text:p text:style-name="P9"/>
      <table:table table:name="Table1" table:style-name="Table1">
        <table:table-column table:style-name="Table1.A"/>
        <table:table-row>
          <table:table-cell table:style-name="Table1.A1" office:value-type="string">
            <text:p text:style-name="P19"><text:span text:style-name="T4">1 </text:span>Bitübertragungsschicht</text:p>
          </table:table-cell>
        </table:table-row>
        <table:table-row>
          <table:table-cell table:style-name="Table1.A2" office:value-type="string">
            <text:p text:style-name="P21"><text:span text:style-name="T4">2. </text:span>Sicherungsschicht</text:p>
          </table:table-cell>
        </table:table-row>
        <table:table-row>
          <table:table-cell table:style-name="Table1.A2" office:value-type="string">
            <text:p text:style-name="P19"><text:span text:style-name="T4">3. </text:span>Vermittlungsschicht</text:p>
          </table:table-cell>
        </table:table-row>
        <table:table-row>
          <table:table-cell table:style-name="Table1.A2" office:value-type="string">
            <text:p text:style-name="P20"><text:span text:style-name="T4">4. </text:span>Transportschicht</text:p>
          </table:table-cell>
        </table:table-row>
        <table:table-row>
          <table:table-cell table:style-name="Table1.A2" office:value-type="string">
            <text:p text:style-name="P19"><text:span text:style-name="T4">5. </text:span>Sitzungsschicht</text:p>
          </table:table-cell>
        </table:table-row>
        <table:table-row>
          <table:table-cell table:style-name="Table1.A2" office:value-type="string">
            <text:p text:style-name="P19"><text:span text:style-name="T4">6.</text:span>Darstellungsschicht</text:p>
          </table:table-cell>
        </table:table-row>
        <table:table-row>
          <table:table-cell table:style-name="Table1.A2" office:value-type="string">
            <text:p text:style-name="P19"><text:span text:style-name="T4">7. </text:span>Anwendungsschicht</text:p>
          </table:table-cell>
        </table:table-row>
      </table:table>
      <text:p text:style-name="P9"/>
      <text:p text:style-name="P10">Die Kommunikationseinheiten in dieser Schicht sind sogenannte Frames. Sie <text:span text:style-name="T5">sehen (vereinfacht) wie folgt aus:</text:span></text:p>
      <text:p text:style-name="P10"/>
      <table:table table:name="Table2" table:style-name="Table2">
        <table:table-column table:style-name="Table2.A" table:number-columns-repeated="3"/>
        <table:table-column table:style-name="Table2.D"/>
        <table:table-row>
          <table:table-cell table:style-name="Table2.A1" office:value-type="string">
            <text:p text:style-name="P22">MAC-Adresse des Ziels</text:p>
          </table:table-cell>
          <table:table-cell table:style-name="Table2.A1" office:value-type="string">
            <text:p text:style-name="P22">MAC-Adresse der Quelle</text:p>
          </table:table-cell>
          <table:table-cell table:style-name="Table2.A1" office:value-type="string">
            <text:p text:style-name="P22">Daten</text:p>
          </table:table-cell>
          <table:table-cell table:style-name="Table2.D1" office:value-type="string">
            <text:p text:style-name="P22">Prüfcode</text:p>
          </table:table-cell>
        </table:table-row>
        <table:table-row>
          <table:table-cell table:style-name="Table2.A2" office:value-type="string">
            <text:p text:style-name="P22">6 Byte</text:p>
          </table:table-cell>
          <table:table-cell table:style-name="Table2.A2" office:value-type="string">
            <text:p text:style-name="P22">6 Byte</text:p>
          </table:table-cell>
          <table:table-cell table:style-name="Table2.A2" office:value-type="string">
            <text:p text:style-name="P22">Variabel</text:p>
          </table:table-cell>
          <table:table-cell table:style-name="Table2.D2" office:value-type="string">
            <text:p text:style-name="P22">4 Byte</text:p>
          </table:table-cell>
        </table:table-row>
      </table:table>
      <text:p text:style-name="P11"><text:s/></text:p>
      <text:p text:style-name="P11">Hierbeit sind die MAC-Adressen <text:span text:style-name="T6">eindeutige</text:span> Kennnummern, die (fast) jede vertriebene Netzwerkschnittstelle auf der Welt eindeutig identifizieren. Zu solchen Schnittstellen zählen insbesondere Wlan-Module von Computern, Routern, Druckern und auch Smartphones. <text:span text:style-name="T7">Die Hersteller von solchen Modulen holen Adressbereiche dieser MAC-Adressen bei dem IEEE und vergeben sie dann weiter an die einzelnen Geräte. Somit kann anhand der MAC-Adresse der Hersteller des Geräts identifiziert werden.</text:span></text:p>
      <text:p text:style-name="P11"/>
      <text:p text:style-name="P12">Der Verbindungsaufbau eines Cliens zu einem AP wird dabei wie folgt aufgebaut:</text:p>
      <text:p text:style-name="P12">Üblicherweise, wenn der AP nicht versteckt ist, <text:s/><text:span text:style-name="T9">ver</text:span>sendet er regelmäßig als broadcast (aka „an <text:span text:style-name="T8">alle“</text:span>) <text:span text:style-name="T9">spezielle Frames, die „Beacons“ heißen. Beacons enthalten alle relevanten Informationen, die nötig sind um eine Verbindung zum AP aufzubauen, wie zum Beispiel seine MAC-Adresse und seinen Netzwerknamen. Ein nach Netzwerken suchender Client sendet dann eine </text:span><text:soft-page-break/><text:span text:style-name="T9">Verbindungsanfrage. Je nach Sicherheitseinstellung muss sich der Client dann mit einem Passwort authentifizieren und die Verbindung wird hergestellt.</text:span></text:p>
      <text:p text:style-name="P12"/>
      <text:p text:style-name="P25">Oft senden Clients jedoch auch selbstständig Anfragen, ob bereits bekannte Netzwerke verfügbar sind. Diese „Probe requests“ <text:span text:style-name="T10">enthalten die MAC-Adressen des Clients und des AP und den Namen (ESSID) des AP.</text:span> </text:p>
      <text:p text:style-name="P7"/>
      <text:p text:style-name="P27">Der technische Ablauf des Angriffs besteht i.W. daraus, dass man mit einem Wlan-Modul, welches irgendwo aufgebaut ist den gesamten Frame-Verkehr, der in der Nähe befindlichen Geräte <text:span text:style-name="T11">mitschneidet. Da das Wlan-Signale nur eine limitierte Reichweite haben, kann man somit Rückschlüsse über die Position des Versenders der Daten finden. </text:span></text:p>
      <text:p text:style-name="P27"/>
      <text:p text:style-name="P27"/>
      <text:h text:style-name="Heading_20_2" text:outline-level="2"><text:bookmark-start text:name="__RefHeading___Toc122_558926093"/>GSM<text:bookmark-end text:name="__RefHeading___Toc122_558926093"/></text:h>
      <text:p text:style-name="P4"/>
      <text:p text:style-name="P7">Lorem ipsum</text:p>
      <text:p text:style-name="P7"/>
      <text:p text:style-name="P7"/>
      <text:h text:style-name="Heading_20_2" text:outline-level="2"><text:bookmark-start text:name="__RefHeading___Toc124_558926093"/>Beacons (Bluetooth)<text:bookmark-end text:name="__RefHeading___Toc124_558926093"/></text:h>
      <text:p text:style-name="Standard"/>
      <text:p text:style-name="P7">Lorem ipsum</text:p>
      <text:h text:style-name="P28" text:outline-level="1"><text:bookmark-start text:name="__RefHeading___Toc126_558926093"/>Gewonnene Persönliche Daten<text:bookmark-end text:name="__RefHeading___Toc126_558926093"/></text:h>
      <text:p text:style-name="P2"/>
      <text:p text:style-name="P7">Lorem ipsum</text:p>
      <text:p text:style-name="P7"/>
      <text:p text:style-name="P7"/>
      <text:h text:style-name="Heading_20_2" text:outline-level="2"><text:bookmark-start text:name="__RefHeading___Toc128_558926093"/>Technische Daten<text:bookmark-end text:name="__RefHeading___Toc128_558926093"/></text:h>
      <text:p text:style-name="P4"/>
      <text:p text:style-name="P7">Lorem ipsum</text:p>
      <text:p text:style-name="P7"/>
      <text:p text:style-name="P7"/>
      <text:h text:style-name="Heading_20_2" text:outline-level="2"><text:bookmark-start text:name="__RefHeading___Toc130_558926093"/>Persönliche Daten<text:bookmark-end text:name="__RefHeading___Toc130_558926093"/></text:h>
      <text:p text:style-name="Standard"/>
      <text:p text:style-name="P7">Lorem ipsum</text:p>
      <text:h text:style-name="P28" text:outline-level="1"><text:bookmark-start text:name="__RefHeading___Toc132_558926093"/>Gesellschaftliche Auswirkungen<text:bookmark-end text:name="__RefHeading___Toc132_558926093"/></text:h>
      <text:p text:style-name="P2"/>
      <text:p text:style-name="P7">Lorem ipsum</text:p>
      <text:p text:style-name="P7"/>
      <text:p text:style-name="P7"/>
      <text:h text:style-name="Heading_20_2" text:outline-level="2"><text:bookmark-start text:name="__RefHeading___Toc134_558926093"/>Einfluss auf die Gesellschaft <text:span text:style-name="T1">und das Verhalten überwachter Personen</text:span><text:bookmark-end text:name="__RefHeading___Toc134_558926093"/></text:h>
      <text:p text:style-name="P3"/>
      <text:p text:style-name="P7">Lorem ipsum</text:p>
      <text:p text:style-name="P7"/>
      <text:p text:style-name="P7"/>
      <text:h text:style-name="Heading_20_2" text:outline-level="2"><text:bookmark-start text:name="__RefHeading___Toc136_558926093"/>Verhalten der <text:span text:style-name="T1">Überwacher</text:span><text:bookmark-end text:name="__RefHeading___Toc136_558926093"/></text:h>
      <text:p text:style-name="P3"/>
      <text:p text:style-name="P7">Lorem ipsum</text:p>
      <text:p text:style-name="P7"/>
      <text:p text:style-name="P7"/>
      <text:h text:style-name="Heading_20_2" text:outline-level="2"><text:bookmark-start text:name="__RefHeading___Toc138_558926093"/>Reaktion der Politik<text:bookmark-end text:name="__RefHeading___Toc138_558926093"/></text:h>
      <text:p text:style-name="Standard"/>
      <text:p text:style-name="P7">Lorem ipsum</text:p>
      <text:h text:style-name="P28" text:outline-level="1"><text:bookmark-start text:name="__RefHeading___Toc140_558926093"/>Rechtliche Grundlage unterschiedlicher Staaten<text:bookmark-end text:name="__RefHeading___Toc140_558926093"/></text:h>
      <text:p text:style-name="P2"/>
      <text:p text:style-name="P3">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2"/>
      <text:h text:style-name="Heading_20_2" text:outline-level="2"><text:bookmark-start text:name="__RefHeading___Toc142_558926093"/>England<text:bookmark-end text:name="__RefHeading___Toc142_558926093"/></text:h>
      <text:p text:style-name="P2"/>
      <text:p text:style-name="P7">Lorem ipsum</text:p>
      <text:p text:style-name="P2"/>
      <text:p text:style-name="P2"/>
      <text:h text:style-name="Heading_20_2" text:outline-level="2"><text:bookmark-start text:name="__RefHeading___Toc144_558926093"/>Finnland<text:bookmark-end text:name="__RefHeading___Toc144_558926093"/></text:h>
      <text:p text:style-name="P2"/>
      <text:p text:style-name="P7">Lorem ipsum</text:p>
      <text:p text:style-name="P7"/>
      <text:p text:style-name="P2"/>
      <text:h text:style-name="Heading_20_2" text:outline-level="2"><text:bookmark-start text:name="__RefHeading___Toc146_558926093"/>Deutschland<text:bookmark-end text:name="__RefHeading___Toc146_558926093"/></text:h>
      <text:p text:style-name="Text_20_body"/>
      <text:p text:style-name="P7">Lorem ipsum</text:p>
      <text:h text:style-name="P28" text:outline-level="1"><text:bookmark-start text:name="__RefHeading___Toc148_558926093"/>Fazit<text:bookmark-end text:name="__RefHeading___Toc148_558926093"/></text:h>
      <text:p text:style-name="P14"/>
      <text:p text:style-name="P7">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6-12-26T15:22:43.615618609</dc:date>
    <meta:editing-duration>PT26M6S</meta:editing-duration>
    <meta:editing-cycles>4</meta:editing-cycles>
    <meta:generator>LibreOffice/5.2.3.2$Linux_X86_64 LibreOffice_project/20m0$Build-2</meta:generator>
    <meta:document-statistic meta:table-count="2" meta:image-count="0" meta:object-count="0" meta:page-count="10" meta:paragraph-count="91" meta:word-count="567" meta:character-count="4220" meta:non-whitespace-character-count="3735"/>
  </office:meta>
</office:document-meta>
</file>